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Nimbus Mono" svg:font-family="'Nimbus Mono'" style:font-pitch="fixed"/>
    <style:font-face style:name="Liberation Mono" svg:font-family="'Liberation Mono'" style:font-family-generic="modern" style:font-pitch="fixed"/>
    <style:font-face style:name="Linux Libertine" svg:font-family="'Linux Libertine'" style:font-pitch="variable"/>
    <style:font-face style:name="Linux Libertine1" svg:font-family="'Linux Libertine'" style:font-adornments="Normal" style:font-pitch="variable"/>
    <style:font-face style:name="Linux Libertine O" svg:font-family="'Linux Libertine O'" style:font-pitch="variable"/>
    <style:font-face style:name="111" svg:font-family="111"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au10" style:family="table">
      <style:table-properties style:width="17.013cm" fo:margin-left="0cm" fo:margin-right="-0.012cm" fo:break-before="page" table:align="margins"/>
    </style:style>
    <style:style style:name="Tableau10.A" style:family="table-column">
      <style:table-column-properties style:column-width="3.394cm" style:rel-column-width="13073*"/>
    </style:style>
    <style:style style:name="Tableau10.B" style:family="table-column">
      <style:table-column-properties style:column-width="2.404cm" style:rel-column-width="9261*"/>
    </style:style>
    <style:style style:name="Tableau10.C" style:family="table-column">
      <style:table-column-properties style:column-width="5.387cm" style:rel-column-width="20751*"/>
    </style:style>
    <style:style style:name="Tableau10.D" style:family="table-column">
      <style:table-column-properties style:column-width="5.828cm" style:rel-column-width="22450*"/>
    </style:style>
    <style:style style:name="Tableau10.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0.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0.A2" style:family="table-cell">
      <style:table-cell-properties fo:background-color="transparent" fo:padding="0.097cm" fo:border-left="0.05pt solid #c0c0c0" fo:border-right="none" fo:border-top="none" fo:border-bottom="0.05pt solid #c0c0c0">
        <style:background-image/>
      </style:table-cell-properties>
    </style:style>
    <style:style style:name="Tableau10.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0.C5" style:family="table-cell">
      <style:table-cell-properties fo:background-color="transparent" fo:padding="0.097cm" fo:border-left="none" fo:border-right="none" fo:border-top="none" fo:border-bottom="0.05pt solid #c0c0c0">
        <style:background-image/>
      </style:table-cell-properties>
    </style:style>
    <style:style style:name="Tableau10.D5" style:family="table-cell">
      <style:table-cell-properties fo:background-color="transparent" fo:padding="0.097cm" fo:border-left="none" fo:border-right="0.05pt solid #c0c0c0" fo:border-top="none" fo:border-bottom="0.05pt solid #c0c0c0">
        <style:background-image/>
      </style:table-cell-properties>
    </style:style>
    <style:style style:name="Tableau10.D6" style:family="table-cell" style:data-style-name="N0">
      <style:table-cell-properties fo:background-color="transparent" fo:padding="0.097cm" fo:border-left="none" fo:border-right="0.05pt solid #c0c0c0" fo:border-top="none" fo:border-bottom="0.05pt solid #c0c0c0">
        <style:background-image/>
      </style:table-cell-properties>
    </style:style>
    <style:style style:name="Tableau1" style:family="table">
      <style:table-properties style:width="17.013cm" fo:margin-left="0cm" fo:margin-right="-0.012cm" table:align="margins"/>
    </style:style>
    <style:style style:name="Tableau1.A" style:family="table-column">
      <style:table-column-properties style:column-width="3.395cm" style:rel-column-width="13079*"/>
    </style:style>
    <style:style style:name="Tableau1.B" style:family="table-column">
      <style:table-column-properties style:column-width="2.404cm" style:rel-column-width="9261*"/>
    </style:style>
    <style:style style:name="Tableau1.C" style:family="table-column">
      <style:table-column-properties style:column-width="5.387cm" style:rel-column-width="20751*"/>
    </style:style>
    <style:style style:name="Tableau1.D" style:family="table-column">
      <style:table-column-properties style:column-width="5.826cm" style:rel-column-width="22444*"/>
    </style:style>
    <style:style style:name="Tableau1.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A2" style:family="table-cell">
      <style:table-cell-properties fo:background-color="transparent" fo:padding="0.097cm" fo:border-left="0.05pt solid #c0c0c0" fo:border-right="none" fo:border-top="none" fo:border-bottom="0.05pt solid #c0c0c0">
        <style:background-image/>
      </style:table-cell-properties>
    </style:style>
    <style:style style:name="Tableau1.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C5" style:family="table-cell">
      <style:table-cell-properties fo:background-color="transparent" fo:padding="0.097cm" fo:border-left="none" fo:border-right="none" fo:border-top="none" fo:border-bottom="0.05pt solid #c0c0c0">
        <style:background-image/>
      </style:table-cell-properties>
    </style:style>
    <style:style style:name="Tableau1.D5" style:family="table-cell">
      <style:table-cell-properties fo:background-color="transparent" fo:padding="0.097cm" fo:border-left="none" fo:border-right="0.05pt solid #c0c0c0" fo:border-top="none" fo:border-bottom="0.05pt solid #c0c0c0">
        <style:background-image/>
      </style:table-cell-properties>
    </style:style>
    <style:style style:name="Tableau1.D6" style:family="table-cell" style:data-style-name="N0">
      <style:table-cell-properties style:vertical-align="bottom" fo:background-color="transparent" fo:padding="0.097cm" fo:border-left="none" fo:border-right="0.05pt solid #c0c0c0" fo:border-top="none" fo:border-bottom="0.05pt solid #c0c0c0">
        <style:background-image/>
      </style:table-cell-properties>
    </style:style>
    <style:style style:name="P1" style:family="paragraph" style:parent-style-name="Header">
      <style:text-properties officeooo:paragraph-rsid="0033cc03"/>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able_20_Contents">
      <style:text-properties officeooo:paragraph-rsid="001d0d8e"/>
    </style:style>
    <style:style style:name="P5" style:family="paragraph" style:parent-style-name="Table_20_Contents">
      <style:paragraph-properties fo:text-align="start" style:justify-single-word="false"/>
      <style:text-properties style:font-name="Arial" fo:font-size="11pt" fo:font-style="normal" fo:font-weight="bold" officeooo:paragraph-rsid="001d0d8e" style:font-size-asian="11pt" style:font-style-asian="normal" style:font-weight-asian="bold" style:font-size-complex="11pt" style:font-style-complex="normal" style:font-weight-complex="bold"/>
    </style:style>
    <style:style style:name="P6" style:family="paragraph" style:parent-style-name="Table_20_Contents">
      <style:paragraph-properties fo:text-align="start" style:justify-single-word="false"/>
      <style:text-properties style:font-name="Arial" fo:font-size="11pt" fo:font-style="normal" fo:font-weight="bold" officeooo:paragraph-rsid="0039595c" style:font-size-asian="11pt" style:font-style-asian="normal" style:font-weight-asian="bold" style:font-size-complex="11pt" style:font-style-complex="normal" style:font-weight-complex="bold"/>
    </style:style>
    <style:style style:name="P7" style:family="paragraph" style:parent-style-name="Table_20_Contents">
      <style:paragraph-properties fo:text-align="start" style:justify-single-word="false"/>
      <style:text-properties style:font-name="Arial" fo:font-size="11pt" fo:font-style="normal" fo:font-weight="normal" officeooo:paragraph-rsid="001d0d8e" style:font-size-asian="11pt" style:font-style-asian="normal" style:font-weight-asian="normal" style:font-size-complex="11pt" style:font-style-complex="normal" style:font-weight-complex="normal"/>
    </style:style>
    <style:style style:name="P8" style:family="paragraph" style:parent-style-name="Table_20_Contents">
      <style:paragraph-properties fo:text-align="start" style:justify-single-word="false"/>
      <style:text-properties style:font-name="Arial" fo:font-size="11pt" fo:font-style="normal" fo:font-weight="normal" officeooo:rsid="001d0d8e" officeooo:paragraph-rsid="001d0d8e" style:font-size-asian="11pt" style:font-style-asian="normal" style:font-weight-asian="normal" style:font-size-complex="11pt" style:font-style-complex="normal" style:font-weight-complex="normal"/>
    </style:style>
    <style:style style:name="P9" style:family="paragraph" style:parent-style-name="Table_20_Contents">
      <style:paragraph-properties fo:text-align="start" style:justify-single-word="false"/>
      <style:text-properties style:font-name="Arial" fo:font-size="11pt" fo:font-style="normal" fo:font-weight="normal" officeooo:rsid="0039595c" officeooo:paragraph-rsid="0039595c" style:font-size-asian="11pt" style:font-style-asian="normal" style:font-weight-asian="normal" style:font-size-complex="11pt" style:font-style-complex="normal" style:font-weight-complex="normal"/>
    </style:style>
    <style:style style:name="P10" style:family="paragraph" style:parent-style-name="Table_20_Contents">
      <style:text-properties style:font-name="Arial" fo:font-size="11pt" fo:font-weight="bold" officeooo:paragraph-rsid="001d0d8e"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Arial" fo:font-size="11pt" fo:font-weight="bold" officeooo:rsid="001e2cf0" officeooo:paragraph-rsid="001e2cf0" style:font-size-asian="11pt" style:font-weight-asian="bold" style:font-size-complex="11pt" style:font-weight-complex="bold"/>
    </style:style>
    <style:style style:name="P12" style:family="paragraph" style:parent-style-name="Table_20_Contents">
      <style:text-properties style:font-name="Arial" fo:font-size="11pt" fo:font-weight="bold" officeooo:paragraph-rsid="0039595c" style:font-size-asian="11pt" style:font-weight-asian="bold" style:font-size-complex="11pt" style:font-weight-complex="bold"/>
    </style:style>
    <style:style style:name="P13" style:family="paragraph" style:parent-style-name="Table_20_Contents">
      <style:paragraph-properties fo:text-align="start" style:justify-single-word="false"/>
      <style:text-properties style:font-name="Arial" fo:font-size="11pt" fo:font-weight="bold" officeooo:rsid="006c4e36" officeooo:paragraph-rsid="0039595c" style:font-size-asian="11pt" style:font-weight-asian="bold" style:font-size-complex="11pt" style:font-weight-complex="bold"/>
    </style:style>
    <style:style style:name="P14" style:family="paragraph" style:parent-style-name="Table_20_Contents">
      <style:paragraph-properties fo:text-align="start" style:justify-single-word="false"/>
      <style:text-properties style:font-name="Arial" fo:font-size="11pt" fo:font-weight="normal" officeooo:paragraph-rsid="001d0d8e" style:font-size-asian="11pt" style:font-weight-asian="normal" style:font-size-complex="11pt" style:font-weight-complex="normal"/>
    </style:style>
    <style:style style:name="P15" style:family="paragraph" style:parent-style-name="Table_20_Contents">
      <style:paragraph-properties fo:text-align="start" style:justify-single-word="false"/>
      <style:text-properties style:font-name="Arial" fo:font-size="11pt" fo:font-weight="normal" officeooo:paragraph-rsid="0039595c" style:font-size-asian="11pt" style:font-weight-asian="normal" style:font-size-complex="11pt" style:font-weight-complex="normal"/>
    </style:style>
    <style:style style:name="P16" style:family="paragraph" style:parent-style-name="Table_20_Contents">
      <style:paragraph-properties fo:text-align="start" style:justify-single-word="false"/>
      <style:text-properties fo:font-weight="normal" officeooo:paragraph-rsid="001d0d8e" style:font-weight-asian="normal" style:font-weight-complex="normal"/>
    </style:style>
    <style:style style:name="P17" style:family="paragraph" style:parent-style-name="Table_20_Contents">
      <style:paragraph-properties fo:text-align="end" style:justify-single-word="false"/>
      <style:text-properties officeooo:paragraph-rsid="001d0d8e"/>
    </style:style>
    <style:style style:name="P18" style:family="paragraph" style:parent-style-name="Text_20_body">
      <style:text-properties officeooo:rsid="001c3302" officeooo:paragraph-rsid="001c3302"/>
    </style:style>
    <style:style style:name="P19" style:family="paragraph" style:parent-style-name="Text_20_body">
      <style:text-properties officeooo:paragraph-rsid="001c3302"/>
    </style:style>
    <style:style style:name="P20" style:family="paragraph" style:parent-style-name="Text_20_body">
      <style:text-properties style:font-name="Linux Libertine O" officeooo:rsid="002f58bf" officeooo:paragraph-rsid="002f58bf"/>
    </style:style>
    <style:style style:name="P21" style:family="paragraph" style:parent-style-name="Preformatted_20_Text">
      <style:text-properties officeooo:rsid="001f55b5" officeooo:paragraph-rsid="001f55b5"/>
    </style:style>
    <style:style style:name="P22" style:family="paragraph" style:parent-style-name="Preformatted_20_Text">
      <style:text-properties officeooo:rsid="001f55b5" officeooo:paragraph-rsid="00229fe4"/>
    </style:style>
    <style:style style:name="P23" style:family="paragraph" style:parent-style-name="Preformatted_20_Text">
      <style:text-properties officeooo:rsid="0020b026" officeooo:paragraph-rsid="0028629b"/>
    </style:style>
    <style:style style:name="P24" style:family="paragraph" style:parent-style-name="Preformatted_20_Text">
      <style:text-properties officeooo:paragraph-rsid="00229fe4"/>
    </style:style>
    <style:style style:name="P25" style:family="paragraph" style:parent-style-name="Preformatted_20_Text">
      <style:text-properties officeooo:rsid="00229fe4" officeooo:paragraph-rsid="00229fe4"/>
    </style:style>
    <style:style style:name="P26" style:family="paragraph" style:parent-style-name="Preformatted_20_Text">
      <style:text-properties officeooo:rsid="00229fe4" officeooo:paragraph-rsid="0023991e"/>
    </style:style>
    <style:style style:name="P27" style:family="paragraph" style:parent-style-name="Preformatted_20_Text">
      <style:text-properties officeooo:paragraph-rsid="0023991e"/>
    </style:style>
    <style:style style:name="P28" style:family="paragraph" style:parent-style-name="Preformatted_20_Text">
      <style:text-properties officeooo:rsid="00255b0d" officeooo:paragraph-rsid="00255b0d"/>
    </style:style>
    <style:style style:name="P29" style:family="paragraph" style:parent-style-name="Preformatted_20_Text">
      <style:text-properties officeooo:paragraph-rsid="00263650"/>
    </style:style>
    <style:style style:name="P30" style:family="paragraph" style:parent-style-name="Preformatted_20_Text">
      <style:text-properties officeooo:paragraph-rsid="0026eabb"/>
    </style:style>
    <style:style style:name="P31" style:family="paragraph" style:parent-style-name="Preformatted_20_Text">
      <style:text-properties officeooo:paragraph-rsid="002b18d9"/>
    </style:style>
    <style:style style:name="P32" style:family="paragraph" style:parent-style-name="Preformatted_20_Text">
      <style:text-properties style:font-name="Linux Libertine O" fo:font-size="12pt" officeooo:rsid="0030dc17" officeooo:paragraph-rsid="0030dc17" style:font-size-asian="12pt" style:font-size-complex="12pt"/>
    </style:style>
    <style:style style:name="P33" style:family="paragraph" style:parent-style-name="Preformatted_20_Text">
      <style:text-properties style:font-name="Linux Libertine O" fo:font-size="12pt" officeooo:rsid="0030dc17" officeooo:paragraph-rsid="00320dd8" style:font-size-asian="12pt" style:font-size-complex="12pt"/>
    </style:style>
    <style:style style:name="P34" style:family="paragraph" style:parent-style-name="Preformatted_20_Text">
      <style:text-properties style:font-name="Linux Libertine O" fo:font-size="12pt" officeooo:paragraph-rsid="0030dc17" style:font-size-asian="12pt" style:font-size-complex="12pt"/>
    </style:style>
    <style:style style:name="P35" style:family="paragraph" style:parent-style-name="Preformatted_20_Text">
      <style:text-properties style:font-name="Linux Libertine O" fo:font-size="12pt" officeooo:paragraph-rsid="00320dd8" style:font-size-asian="12pt" style:font-size-complex="12pt"/>
    </style:style>
    <style:style style:name="P36" style:family="paragraph" style:parent-style-name="Preformatted_20_Text">
      <style:text-properties style:font-name="Linux Libertine O" fo:font-size="12pt" officeooo:rsid="002dd1f9" officeooo:paragraph-rsid="00320dd8" style:font-size-asian="12pt" style:font-size-complex="12pt"/>
    </style:style>
    <style:style style:name="P37" style:family="paragraph" style:parent-style-name="Preformatted_20_Text">
      <style:text-properties officeooo:paragraph-rsid="002dd1f9"/>
    </style:style>
    <style:style style:name="P38" style:family="paragraph" style:parent-style-name="Preformatted_20_Text">
      <style:text-properties officeooo:rsid="002f58bf" officeooo:paragraph-rsid="002f58bf"/>
    </style:style>
    <style:style style:name="P39" style:family="paragraph" style:parent-style-name="Preformatted_20_Text">
      <style:text-properties fo:color="#a01818" style:font-name="Linux Libertine O" fo:font-size="12pt" fo:font-style="normal" style:text-underline-style="solid" style:text-underline-width="auto" style:text-underline-color="font-color" fo:font-weight="bold" officeooo:rsid="0030dc17" officeooo:paragraph-rsid="00320dd8" style:font-size-asian="12pt" style:font-style-asian="normal" style:font-weight-asian="bold" style:font-size-complex="12pt" style:font-style-complex="normal" style:font-weight-complex="bold"/>
    </style:style>
    <style:style style:name="P40" style:family="paragraph" style:parent-style-name="Preformatted_20_Text">
      <style:paragraph-properties fo:margin-left="1.251cm" fo:margin-right="0cm" fo:text-indent="0cm" style:auto-text-indent="false"/>
    </style:style>
    <style:style style:name="P41" style:family="paragraph" style:parent-style-name="Preformatted_20_Text">
      <style:paragraph-properties fo:margin-left="1.251cm" fo:margin-right="0cm" fo:text-indent="0cm" style:auto-text-indent="false"/>
      <style:text-properties officeooo:rsid="0020b026" officeooo:paragraph-rsid="0028629b"/>
    </style:style>
    <style:style style:name="P42" style:family="paragraph" style:parent-style-name="Preformatted_20_Text">
      <style:paragraph-properties fo:margin-left="1.251cm" fo:margin-right="0cm" fo:text-indent="0cm" style:auto-text-indent="false"/>
      <style:text-properties officeooo:rsid="00255b0d" officeooo:paragraph-rsid="00263650"/>
    </style:style>
    <style:style style:name="P43" style:family="paragraph" style:parent-style-name="Preformatted_20_Text">
      <style:paragraph-properties fo:margin-left="1.251cm" fo:margin-right="0cm" fo:text-indent="0cm" style:auto-text-indent="false"/>
      <style:text-properties officeooo:rsid="00255b0d" officeooo:paragraph-rsid="002b18d9"/>
    </style:style>
    <style:style style:name="P44" style:family="paragraph" style:parent-style-name="Preformatted_20_Text">
      <style:paragraph-properties fo:margin-left="1.251cm" fo:margin-right="0cm" fo:text-indent="0cm" style:auto-text-indent="false"/>
      <style:text-properties officeooo:paragraph-rsid="002b18d9"/>
    </style:style>
    <style:style style:name="P45" style:family="paragraph" style:parent-style-name="Preformatted_20_Text">
      <style:paragraph-properties fo:margin-left="1.251cm" fo:margin-right="0cm" fo:text-indent="0cm" style:auto-text-indent="false"/>
      <style:text-properties officeooo:paragraph-rsid="002dd1f9"/>
    </style:style>
    <style:style style:name="P46" style:family="paragraph" style:parent-style-name="Preformatted_20_Text">
      <style:paragraph-properties fo:margin-left="1.251cm" fo:margin-right="0cm" fo:text-indent="0cm" style:auto-text-indent="false"/>
      <style:text-properties officeooo:rsid="0023991e" officeooo:paragraph-rsid="0023991e"/>
    </style:style>
    <style:style style:name="P47" style:family="paragraph" style:parent-style-name="Preformatted_20_Text">
      <style:paragraph-properties fo:margin-left="1.251cm" fo:margin-right="0cm" fo:text-indent="0cm" style:auto-text-indent="false"/>
      <style:text-properties officeooo:rsid="0023991e" officeooo:paragraph-rsid="002bfc02"/>
    </style:style>
    <style:style style:name="P48" style:family="paragraph" style:parent-style-name="Preformatted_20_Text">
      <style:paragraph-properties fo:margin-left="1.251cm" fo:margin-right="0cm" fo:text-indent="0cm" style:auto-text-indent="false"/>
      <style:text-properties officeooo:rsid="00229fe4" officeooo:paragraph-rsid="0033fb2a"/>
    </style:style>
    <style:style style:name="P49" style:family="paragraph" style:parent-style-name="Preformatted_20_Text">
      <style:paragraph-properties fo:margin-left="2.501cm" fo:margin-right="0cm" fo:text-indent="0cm" style:auto-text-indent="false"/>
      <style:text-properties officeooo:rsid="0020b026" officeooo:paragraph-rsid="0028629b"/>
    </style:style>
    <style:style style:name="P50" style:family="paragraph" style:parent-style-name="Preformatted_20_Text">
      <style:paragraph-properties fo:margin-left="2.501cm" fo:margin-right="0cm" fo:text-indent="0cm" style:auto-text-indent="false"/>
      <style:text-properties officeooo:rsid="00255b0d" officeooo:paragraph-rsid="0028629b"/>
    </style:style>
    <style:style style:name="P51" style:family="paragraph" style:parent-style-name="Preformatted_20_Text">
      <style:paragraph-properties fo:margin-left="0cm" fo:margin-right="0cm" fo:text-indent="0cm" style:auto-text-indent="false"/>
      <style:text-properties officeooo:rsid="00229fe4" officeooo:paragraph-rsid="0033fb2a"/>
    </style:style>
    <style:style style:name="P52" style:family="paragraph" style:parent-style-name="Text_20_body">
      <style:paragraph-properties fo:margin-top="0cm" fo:margin-bottom="0cm" loext:contextual-spacing="false"/>
    </style:style>
    <style:style style:name="P53" style:family="paragraph" style:parent-style-name="Title" style:master-page-name="PageNumbering-Start_28_1.0_29_-Index_3a_0">
      <style:paragraph-properties style:page-number="1"/>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1c3302" officeooo:paragraph-rsid="001d0d8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loext:graphic-properties draw:fill="solid" draw:fill-color="#77bc65"/>
    </style:style>
    <style:style style:name="P59" style:family="paragraph">
      <loext:graphic-properties draw:fill="solid" draw:fill-color="#ffd428"/>
    </style:style>
    <style:style style:name="T1" style:family="text">
      <style:text-properties officeooo:rsid="0033cc03"/>
    </style:style>
    <style:style style:name="T2" style:family="text">
      <style:text-properties style:font-name="111" fo:font-size="12pt"/>
    </style:style>
    <style:style style:name="T3" style:family="text">
      <style:text-properties officeooo:rsid="001d0d8e"/>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1pt" fo:font-weight="bold" officeooo:rsid="001e2cf0" style:font-size-asian="11pt" style:font-weight-asian="bold" style:font-size-complex="11pt" style:font-weight-complex="bold"/>
    </style:style>
    <style:style style:name="T6" style:family="text">
      <style:text-properties fo:font-weight="normal" style:font-weight-asian="normal" style:font-weight-complex="normal"/>
    </style:style>
    <style:style style:name="T7" style:family="text">
      <style:text-properties fo:font-weight="normal" officeooo:rsid="001e2cf0" style:font-weight-asian="normal" style:font-weight-complex="normal"/>
    </style:style>
    <style:style style:name="T8" style:family="text">
      <style:text-properties fo:font-weight="normal" officeooo:rsid="0041bab2" style:font-weight-asian="normal" style:font-weight-complex="normal"/>
    </style:style>
    <style:style style:name="T9" style:family="text">
      <style:text-properties style:text-position="0% 100%" style:font-name="Nimbus Mono"/>
    </style:style>
    <style:style style:name="T10" style:family="text">
      <style:text-properties officeooo:rsid="001e2cf0"/>
    </style:style>
    <style:style style:name="T11" style:family="text">
      <style:text-properties officeooo:rsid="001f55b5"/>
    </style:style>
    <style:style style:name="T12" style:family="text">
      <style:text-properties officeooo:rsid="0020b026"/>
    </style:style>
    <style:style style:name="T13" style:family="text">
      <style:text-properties officeooo:rsid="00213e8a"/>
    </style:style>
    <style:style style:name="T14" style:family="text">
      <style:text-properties officeooo:rsid="0023991e"/>
    </style:style>
    <style:style style:name="T15" style:family="text">
      <style:text-properties officeooo:rsid="00255b0d"/>
    </style:style>
    <style:style style:name="T16" style:family="text">
      <style:text-properties officeooo:rsid="00263650"/>
    </style:style>
    <style:style style:name="T17" style:family="text">
      <style:text-properties officeooo:rsid="0026eabb"/>
    </style:style>
    <style:style style:name="T18" style:family="text">
      <style:text-properties officeooo:rsid="0028629b"/>
    </style:style>
    <style:style style:name="T19" style:family="text">
      <style:text-properties officeooo:rsid="002b18d9"/>
    </style:style>
    <style:style style:name="T20" style:family="text">
      <style:text-properties officeooo:rsid="002bfc02"/>
    </style:style>
    <style:style style:name="T21" style:family="text">
      <style:text-properties officeooo:rsid="002dd1f9"/>
    </style:style>
    <style:style style:name="T22" style:family="text">
      <style:text-properties fo:color="#000000" style:font-name="Liberation Mono" fo:font-weight="normal" fo:background-color="#ffffff" loext:char-shading-value="0" style:font-weight-asian="normal" style:font-weight-complex="normal"/>
    </style:style>
    <style:style style:name="T23" style:family="text">
      <style:text-properties fo:color="#000000" style:font-name="Liberation Mono" fo:font-weight="normal" officeooo:rsid="002dd1f9" fo:background-color="#ffffff" loext:char-shading-value="0" style:font-weight-asian="normal" style:font-weight-complex="normal"/>
    </style:style>
    <style:style style:name="T24" style:family="text">
      <style:text-properties style:font-name="Liberation Mono" fo:font-weight="normal" style:font-weight-asian="normal" style:font-weight-complex="normal"/>
    </style:style>
    <style:style style:name="T25" style:family="text">
      <style:text-properties style:font-name="Liberation Mono" fo:font-weight="normal" officeooo:rsid="002dd1f9" style:font-weight-asian="normal" style:font-weight-complex="normal"/>
    </style:style>
    <style:style style:name="T26" style:family="text">
      <style:text-properties fo:color="#729fcf" fo:font-weight="bold" style:font-weight-asian="bold" style:font-weight-complex="bold"/>
    </style:style>
    <style:style style:name="T27" style:family="text">
      <style:text-properties fo:color="#77bc65" fo:font-weight="bold" style:font-weight-asian="bold" style:font-weight-complex="bold"/>
    </style:style>
    <style:style style:name="T28" style:family="text">
      <style:text-properties fo:color="#ffd428" fo:font-weight="bold" style:font-weight-asian="bold" style:font-weight-complex="bold"/>
    </style:style>
    <style:style style:name="T29" style:family="text">
      <style:text-properties officeooo:rsid="00320dd8"/>
    </style:style>
    <style:style style:name="T30" style:family="text">
      <style:text-properties style:font-name="DejaVu Sans"/>
    </style:style>
    <style:style style:name="T31" style:family="text">
      <style:text-properties style:font-name="DejaVu Sans" fo:font-weight="normal" officeooo:rsid="0039595c" style:font-weight-asian="normal" style:font-weight-complex="normal"/>
    </style:style>
    <style:style style:name="T32" style:family="text">
      <style:text-properties officeooo:rsid="003b54b9"/>
    </style:style>
    <style:style style:name="T33" style:family="text">
      <style:text-properties officeooo:rsid="003de5ee"/>
    </style:style>
    <style:style style:name="Sect1" style:family="section">
      <style:section-properties style:editable="false">
        <style:columns fo:column-count="1" fo:column-gap="0cm"/>
      </style:section-properties>
    </style:style>
    <style:style style:name="gr1" style:family="graphic">
      <style:graphic-properties draw:fill="solid" draw:fill-color="#77bc65" draw:textarea-horizontal-align="justify" draw:textarea-vertical-align="middle" draw:auto-grow-height="false" fo:min-height="0.944cm" fo:min-width="3.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d428" draw:textarea-horizontal-align="justify" draw:textarea-vertical-align="middle" draw:auto-grow-height="false" fo:min-height="0.709cm" fo:min-width="2.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94cm" fo:min-width="3.05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Méthodologie — Organisation des projets électroniques</text:p>
      <text:p text:style-name="Subtitle">Normalisation des documents, nomenclature et arborescen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_Toc5480_805539380" text:style-name="Index_20_Link" text:visited-style-name="Index_20_Link">I — Introduction<text:tab/>3</text:a></text:p>
          <text:p text:style-name="P54"><text:a xlink:type="simple" xlink:href="#__RefHeading___Toc5638_805539380" text:style-name="Index_20_Link" text:visited-style-name="Index_20_Link">II — Arborescence<text:tab/>4</text:a></text:p>
          <text:p text:style-name="P54"><text:a xlink:type="simple" xlink:href="#__RefHeading___Toc5640_805539380" text:style-name="Index_20_Link" text:visited-style-name="Index_20_Link">III — Nomenclature<text:tab/>6</text:a></text:p>
          <text:p text:style-name="P57"><text:a xlink:type="simple" xlink:href="#__RefHeading___Toc5642_805539380" text:style-name="Index_20_Link" text:visited-style-name="Index_20_Link">III.A — Nomenclature des noms des fichiers<text:tab/>6</text:a></text:p>
          <text:p text:style-name="P57"><text:a xlink:type="simple" xlink:href="#__RefHeading___Toc1084_1577232705" text:style-name="Index_20_Link" text:visited-style-name="Index_20_Link">III.B — Nomenclature des fichiers<text:tab/>6</text:a></text:p>
        </text:index-body>
      </text:table-of-content>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table:number-columns-spanned="2" office:value-type="string">
              <text:p text:style-name="P5">Auteur(s)<text:span text:style-name="T10"> :</text:span></text:p>
            </table:table-cell>
            <table:covered-table-cell/>
            <table:table-cell table:style-name="Tableau10.C1" table:number-columns-spanned="2" office:value-type="string">
              <text:p text:style-name="P8">Kropote<text:span text:style-name="T9">χ</text:span></text:p>
            </table:table-cell>
            <table:covered-table-cell/>
          </table:table-row>
        </table:table-header-rows>
        <table:table-row>
          <table:table-cell table:style-name="Tableau10.A2" table:number-columns-spanned="2" office:value-type="string">
            <text:p text:style-name="P5">Émetteur<text:span text:style-name="T10"> :</text:span></text:p>
          </table:table-cell>
          <table:covered-table-cell/>
          <table:table-cell table:style-name="Tableau10.C2" table:number-columns-spanned="2" office:value-type="string">
            <text:p text:style-name="P8">Anarkhièspère</text:p>
          </table:table-cell>
          <table:covered-table-cell/>
        </table:table-row>
        <table:table-row>
          <table:table-cell table:style-name="Tableau10.A2" table:number-columns-spanned="2" office:value-type="string">
            <text:p text:style-name="P5">Classement<text:span text:style-name="T10"> :</text:span></text:p>
          </table:table-cell>
          <table:covered-table-cell/>
          <table:table-cell table:style-name="Tableau10.C2" table:number-columns-spanned="2" office:value-type="string">
            <text:p text:style-name="P7"><text:file-name text:display="path">/mnt/usb-Kingston_DT_Ultimate_G3_0018F30C9F63BF107127F31E-0:0-part2/Électronique/Expo/script/</text:file-name></text:p>
          </table:table-cell>
          <table:covered-table-cell/>
        </table:table-row>
        <table:table-row>
          <table:table-cell table:style-name="Tableau10.A2" table:number-columns-spanned="2" office:value-type="string">
            <text:p text:style-name="P5">Nom du fichier<text:span text:style-name="T10"> :</text:span></text:p>
          </table:table-cell>
          <table:covered-table-cell/>
          <table:table-cell table:style-name="Tableau10.C2" table:number-columns-spanned="2" office:value-type="string">
            <text:p text:style-name="P7"><text:file-name text:display="name">Méthodologie — Organisation des projets électroniques</text:file-name></text:p>
          </table:table-cell>
          <table:covered-table-cell/>
        </table:table-row>
        <table:table-row>
          <table:table-cell table:style-name="Tableau10.A2" office:value-type="string">
            <text:p text:style-name="P10">Version<text:span text:style-name="T10"> :</text:span></text:p>
          </table:table-cell>
          <table:table-cell table:style-name="Tableau10.A2" office:value-type="string">
            <text:p text:style-name="P11">0.<text:span text:style-name="T32">2</text:span></text:p>
          </table:table-cell>
          <table:table-cell table:style-name="Tableau10.C5" office:value-type="string">
            <text:p text:style-name="P4"><text:span text:style-name="T4">Nombre de pages</text:span><text:span text:style-name="T5"> :</text:span></text:p>
          </table:table-cell>
          <table:table-cell table:style-name="Tableau10.D5" office:value-type="string">
            <text:p text:style-name="P16"><text:page-count>6</text:page-count></text:p>
          </table:table-cell>
        </table:table-row>
        <table:table-row>
          <table:table-cell table:style-name="Tableau10.A2" office:value-type="string">
            <text:p text:style-name="P10">Date <text:span text:style-name="T10">d’</text:span>édition<text:span text:style-name="T10"> :</text:span></text:p>
          </table:table-cell>
          <table:table-cell table:style-name="Tableau10.A2" office:value-type="string">
            <text:p text:style-name="P14"><text:date style:data-style-name="N36" text:date-value="2019-03-05T13:06:20.507582472">05/03/2019</text:date></text:p>
          </table:table-cell>
          <table:table-cell table:style-name="Tableau10.C5" office:value-type="string">
            <text:p text:style-name="P4"><text:span text:style-name="T4">Nombre </text:span><text:span text:style-name="T5">d’</text:span><text:span text:style-name="T4">annexes</text:span><text:span text:style-name="T5"> :</text:span></text:p>
          </table:table-cell>
          <table:table-cell table:style-name="Tableau10.D6" office:value-type="float" office:value="0">
            <text:p text:style-name="P4">0</text:p>
          </table:table-cell>
        </table:table-row>
        <table:table-row>
          <table:table-cell table:style-name="Tableau10.C2" table:number-columns-spanned="4" office:value-type="string">
            <text:p text:style-name="P5">Résumé <text:span text:style-name="T10">d’</text:span>auteur(s)<text:span text:style-name="T10"> :</text:span> <text:span text:style-name="T6">Ce document constitue l</text:span><text:span text:style-name="T7">a référence méthodologique et normative de la gestion des projets Kropotek-Lab</text:span></text:p>
          </table:table-cell>
          <table:covered-table-cell/>
          <table:covered-table-cell/>
          <table:covered-table-cell/>
        </table:table-row>
      </table:table>
      <text:h text:style-name="P56" text:outline-level="1"><text:bookmark-start text:name="__RefHeading___Toc5480_805539380"/>Introduction<text:bookmark-end text:name="__RefHeading___Toc5480_805539380"/></text:h>
      <text:p text:style-name="P19"/>
      <text:p text:style-name="P18">Dans ce document, je vais normaliser la gestion de mes projets électroniques afin de faciliter l’organisation et la chronologie de ceux-ci.</text:p>
      <text:p text:style-name="P18">Pour cela, je vais commencer par établir une certaine arborescence (qui sera gérée et générée par un script bash) et décrire chaque répertoire et leur utilisation.</text:p>
      <text:p text:style-name="P18">Ensuite, je vais <text:span text:style-name="T3">décrire une méthode chronologique d’exécution ainsi que la façon d’acquérir, classer, stocker et diffuser les divers documents.</text:span></text:p>
      <text:p text:style-name="P18"/>
      <text:h text:style-name="P55" text:outline-level="1"><text:bookmark-start text:name="__RefHeading___Toc5638_805539380"/>Arborescence<text:bookmark-end text:name="__RefHeading___Toc5638_805539380"/></text:h>
      <text:p text:style-name="P21">Voici donc l’arborescence mise en œuvre lors des projets :</text:p>
      <text:p text:style-name="P21"/>
      <text:p text:style-name="P24">0—x—xx : "Présentation"</text:p>
      <text:p text:style-name="P24">1—x—xx : "Gestion de projet"</text:p>
      <text:p text:style-name="P30"><text:span text:style-name="T11">↪ ——————— 1</text:span>—<text:span text:style-name="T17">1</text:span>—xx : <text:span text:style-name="T17">Données Clients</text:span></text:p>
      <text:p text:style-name="P37"><text:span text:style-name="T11"><text:tab/>↪ ——————— 1</text:span>—<text:span text:style-name="T17">1</text:span>—<text:span text:style-name="T21">1</text:span>x : <text:span text:style-name="T21">Factures</text:span></text:p>
      <text:p text:style-name="P37"><text:tab/><text:span text:style-name="T11">↪ ——————— 1</text:span>—<text:span text:style-name="T17">1</text:span>—<text:span text:style-name="T21">2</text:span>x : <text:span text:style-name="T21">Courriels</text:span></text:p>
      <text:p text:style-name="P24">2—x—xx : "Conception préliminaire"</text:p>
      <text:p text:style-name="P24">3—x—xx : "Conception détaillée"</text:p>
      <text:p text:style-name="P27"><text:span text:style-name="T11">↪ ——————— </text:span>3—1—xx : "Dossier justificatif de définition"</text:p>
      <text:p text:style-name="P27"><text:span text:style-name="T11">↪ ——————— </text:span>3—2—xx : "Simulation"</text:p>
      <text:p text:style-name="P27"><text:span text:style-name="T11">↪ ——————— </text:span>3—3—xx : "Schémas"</text:p>
      <text:p text:style-name="P27"><text:span text:style-name="T11">↪ ——————— </text:span>3—4—xx : "Nomenclatures"</text:p>
      <text:p text:style-name="P24">4—x—xx : "Développement"</text:p>
      <text:p text:style-name="P27"><text:span text:style-name="T11">↪ ——————— </text:span>4—1—xx : "KiCAD"</text:p>
      <text:p text:style-name="P27"><text:span text:style-name="T11">↪ ——————— </text:span>4—2—xx : "Schéma<text:span text:style-name="T19">s</text:span>"</text:p>
      <text:p text:style-name="P27"><text:span text:style-name="T11">↪ ——————— </text:span>4—3—xx : "Circuits Imprimés"</text:p>
      <text:p text:style-name="P24">5—x—xx : "Test"</text:p>
      <text:p text:style-name="P27"><text:span text:style-name="T11">↪ ——————— </text:span>5—1—xx : "Banc de Test"</text:p>
      <text:p text:style-name="P27"><text:span text:style-name="T11">↪ ——————— </text:span>5—2—xx : "Procédure de Test"</text:p>
      <text:p text:style-name="P24">6—x—xx : "Fabrication"</text:p>
      <text:p text:style-name="P24">7—x—xx : "Soft"</text:p>
      <text:p text:style-name="P31"><text:span text:style-name="T11">↪ ——————— 7</text:span>—1—xx : "<text:span text:style-name="T19">Codes sources</text:span>"</text:p>
      <text:p text:style-name="P31"><text:span text:style-name="T11">↪ ——————— 7</text:span>—2—xx : "<text:span text:style-name="T19">Librairies</text:span>"</text:p>
      <text:p text:style-name="P24">8—x—xx : "VHDL"</text:p>
      <text:p text:style-name="P24">9—x—xx : "Documentations"</text:p>
      <text:p text:style-name="P27"><text:span text:style-name="T11">↪ ——————— </text:span>9—<text:span text:style-name="T16">1</text:span>—xx : "Documentation du projet"</text:p>
      <text:p text:style-name="P29"><text:span text:style-name="T11"><text:tab/> <text:s text:c="2"/>↪ ——————— </text:span>9—<text:span text:style-name="T16">1</text:span>—<text:span text:style-name="T16">1</text:span>x : <text:span text:style-name="T16">Datasheet</text:span></text:p>
      <text:p text:style-name="P27"><text:span text:style-name="T11">↪ ——————— </text:span>9—<text:span text:style-name="T16">2</text:span>—xx : "Documentation utilisateur"</text:p>
      <text:p text:style-name="P22">9—9—xx : "Poubelle du projet"</text:p>
      <text:p text:style-name="P21"/>
      <text:p text:style-name="P21">Dans chaque répertoire sera présent un document écrit en MarkDown expliquant le rôle de celui-ci et quel document il doit comporter.</text:p>
      <text:p text:style-name="P21"/>
      <text:p text:style-name="P21">Pour cela, nous allons ici détailler le rôle de chaque répertoire <text:span text:style-name="T12">et des fichiers qu’il doit comporter</text:span> grâce <text:span text:style-name="T12">à</text:span> son code nominal :</text:p>
      <text:p text:style-name="P21"/>
      <text:p text:style-name="P22">0—x—xx : <text:span text:style-name="T12">Ceci est le dossier 0, il ne sert qu’à la présentation du projet. Il comporte notamment une description brève du projet (en 0—0—00), mais surtout un index de tous les documents (en 0—0—01), une nomenclature générale (en 0—0—02) ainsi qu’un document définissant l’Environnement De Travail (en 0—0—03). Il peut néanmoins également comporter quelques documentations préalables.</text:span></text:p>
      <text:p text:style-name="P21"/>
      <text:p text:style-name="P23">1—x—xx : Ce dossier comporte tout ce qui est en rapport avec la gestion du projet, <text:span text:style-name="T15">concrètement, tout ce qui est rapport avec l’extérieur, du client aux fournisseurs</text:span>. <text:span text:style-name="T13">Notamment, l</text:span>e "Cahier des Charges" (en <text:span text:style-name="T14">1</text:span>—0—01), <text:span text:style-name="T13">tout ce qui est "Données clients" (en 1—1—01), "Planning" (en 1—1—02).</text:span></text:p>
      <text:p text:style-name="P41"><text:span text:style-name="T11">1</text:span>—<text:span text:style-name="T17">1</text:span>—xx : <text:span text:style-name="T17">Le dossier "Données Clients" contient toutes les factures, les <text:tab/><text:tab/>mails, les données clients.</text:span></text:p>
      <text:p text:style-name="P49"><text:span text:style-name="T11">1</text:span>—<text:span text:style-name="T17">1</text:span>—<text:span text:style-name="T18">1</text:span>x : <text:span text:style-name="T18">Ce dossier contient toutes les factures triées par clients.</text:span></text:p>
      <text:p text:style-name="P49"><text:span text:style-name="T11">1</text:span>—<text:span text:style-name="T17">1</text:span>—<text:span text:style-name="T18">2</text:span>x : <text:span text:style-name="T18">Ce dossier contient tous les courriels triés par clients.</text:span></text:p>
      <text:p text:style-name="P25"/>
      <text:p text:style-name="P25">2‑x‑xx : Ce dossier contient tous les documents relatifs aux idées menant à la conception du projet, comme, par exemple, <text:span text:style-name="T15">c’est là où seront archivés tous les documents rédigés pour faire un devis (en 2—0—01) ou des propositions (en 2—0—02) ou toutes les diverses options qui ont étaient étudiées avant de changer de choix.</text:span></text:p>
      <text:p text:style-name="P25"/>
      <text:p text:style-name="P51">3—x—xx : Ce dossier est, contrairement au précédant, une archive comportant tous les documents relatifs à la conception à proprement parler.</text:p>
      <text:p text:style-name="P48"><text:span text:style-name="T14">3—1—xx : Le </text:span>"Dossier Justificatif de Définition" <text:span text:style-name="T14">comporte tous les <text:tab/><text:tab/><text:tab/>documents justifiant chaque partie du projet. Comme, par <text:tab/></text:span><text:soft-page-break/><text:span text:style-name="T14"><text:tab/><text:tab/>exemple, les différents tests négatifs, justifiant ainsi les <text:tab/><text:tab/>choix finaux. C’est le document qui explique le pourquoi et le <text:tab/><text:tab/>comment de tout le reste, qui accompagne le schéma et la <text:tab/><text:tab/><text:tab/>nomenclature, c’est également là qu’il y a tous les calculs.</text:span></text:p>
      <text:p text:style-name="P46">3—2—xx : Le dossier "Simulation" contient toutes les simulations de chaque <text:span text:style-name="T15">fonction</text:span> qui permettent de tester le résultat final.</text:p>
      <text:p text:style-name="P46">3—3—xx : Le dossier "Schémas <text:span text:style-name="T15">Finaux</text:span>" contiendra <text:span text:style-name="T15">tous les schémas finaux.</text:span></text:p>
      <text:p text:style-name="P47">3—4—xx : <text:span text:style-name="T20">C’est ici que seront stockées les </text:span>Nomenclatures.</text:p>
      <text:p text:style-name="P46"/>
      <text:p text:style-name="P28">4—x—xx : C’est ici que se trouvent les schémas, la nomenclature, le circuit imprimé, tous les documents sources qui permettent de définir le dossier justificatif de définition.</text:p>
      <text:p text:style-name="P40">4—1—xx : <text:span text:style-name="T19">C’est là que se trouveront tous les fichiers </text:span>KiCAD.</text:p>
      <text:p text:style-name="P40">4—2—xx : <text:span text:style-name="T19">C’est ici que seront tous les </text:span>Schéma<text:span text:style-name="T19">s.</text:span></text:p>
      <text:p text:style-name="P40">4—3—xx : <text:span text:style-name="T19">Dossier relatif à la conception des </text:span>Circuits Imprimés.</text:p>
      <text:p text:style-name="P28"/>
      <text:p text:style-name="P28">5—x—xx : C’est ici que se trouvent tous les éléments relatifs au test et aux outillages de test (le banc de test par exemple).</text:p>
      <text:p text:style-name="P45"><text:span text:style-name="T22">5—1—</text:span><text:span text:style-name="T23">x</text:span><text:span text:style-name="T22">x : </text:span><text:span text:style-name="T23">Ce dossier contient les fichiers dérivants le </text:span><text:span text:style-name="T22">Banc de Test.</text:span><text:span text:style-name="T24"><text:line-break/>5—2—xx : </text:span><text:span text:style-name="T25">Ce dossier contient la </text:span><text:span text:style-name="T24">Procédure de Test.</text:span></text:p>
      <text:p text:style-name="P28"/>
      <text:p text:style-name="P28">6—x—xx : C’est le dossier où seront rangés avec soins tous les documents qui seront envoyés à mes sous-traitants et aux fabricants. Il faut également créer une archive avec des versions.</text:p>
      <text:p text:style-name="P28"/>
      <text:p text:style-name="P28">7—x—xx : Seront ici enregistrés tous les codes sources et librairies si du code est fait pour le projet.</text:p>
      <text:p text:style-name="P44"><text:span text:style-name="T11">7</text:span>—1—xx : <text:span text:style-name="T19">C’est le dossier où seront rangés les Codes sources.</text:span></text:p>
      <text:p text:style-name="P43"><text:span text:style-name="T11">7</text:span>—2—xx : <text:span text:style-name="T19">Ce dossier contiendra toutes les librairies utilisées.</text:span></text:p>
      <text:p text:style-name="P28"/>
      <text:p text:style-name="P28">8—x—xx : Seront ici enregistrés tous les codes VHDL.</text:p>
      <text:p text:style-name="P28"/>
      <text:p text:style-name="P28">9—x—xx : C’est le dossier destiné a<text:span text:style-name="T19">u</text:span>x document<text:span text:style-name="T20">ations</text:span>, celles pour l’utilisateur, ainsi que celles du projet.</text:p>
      <text:p text:style-name="P28"><text:tab/>9—<text:span text:style-name="T16">1</text:span>—xx : Le dossier "Documentation du projet" <text:span text:style-name="T16">contient les datasheet, et <text:tab/><text:tab/><text:tab/>autres documentations.</text:span></text:p>
      <text:p text:style-name="P50">9—<text:span text:style-name="T16">1</text:span>—<text:span text:style-name="T18">1</text:span>x : <text:span text:style-name="T18">Ce dossier contient toutes les datasheets des divers <text:tab/><text:tab/><text:tab/>composants.</text:span></text:p>
      <text:p text:style-name="P42">9—<text:span text:style-name="T16">2</text:span>—xx : <text:span text:style-name="T16">Le dossier "</text:span>Documentations utilisateur" <text:span text:style-name="T16">contiendra la <text:tab/><text:tab/><text:tab/><text:tab/>documentation rédigée pour l’utilisateur final.</text:span></text:p>
      <text:p text:style-name="P28"/>
      <text:p text:style-name="P28">9—9—xx : C’est la Poubelle du projet, afin de créer une certaine sécurité.</text:p>
      <text:p text:style-name="P28"/>
      <text:p text:style-name="P28"/>
      <text:h text:style-name="P55" text:outline-level="1"><text:bookmark-start text:name="__RefHeading___Toc5640_805539380"/>Nomenclature<text:bookmark-end text:name="__RefHeading___Toc5640_805539380"/></text:h>
      <text:h text:style-name="Heading_20_2" text:outline-level="2"><text:bookmark-start text:name="__RefHeading___Toc5642_805539380"/>Nomenclature <text:span text:style-name="T29">des noms </text:span>des fichiers<text:bookmark-end text:name="__RefHeading___Toc5642_805539380"/></text:h>
      <text:p text:style-name="P20">Tous les documents commenceront par leur place dans l’arborescence suivie de leur numéro de création et seront donc représentés ainsi :</text:p>
      <text:p text:style-name="P20"><draw:custom-shape text:anchor-type="paragraph" draw:z-index="2" draw:name="Forme1" draw:style-name="gr3" svg:width="3.054cm" svg:height="1.588cm" svg:x="7.982cm" svg:y="0.441cm"><text:p>Gestion de projet</text:p><draw:enhanced-geometry svg:viewBox="0 0 21600 21600" draw:text-areas="0 ?f0 21600 21600" draw:type="up-arrow-callout" draw:modifiers="13534.3108504399 9715.01154734411 6520.75471698113 10563.048498845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0" draw:name="Forme1" draw:style-name="gr1" draw:text-style-name="P58" svg:width="3.486cm" svg:height="3.56cm" svg:x="8.52cm" svg:y="0.441cm"><text:p>Données Clients.odt</text:p><draw:enhanced-geometry svg:viewBox="0 0 21600 21600" draw:text-areas="0 ?f0 21600 21600" draw:type="up-arrow-callout" draw:modifiers="15885.8029480217 9680.12139605463 3209.50965824666 10576.0242792109"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1" draw:name="Forme1" draw:style-name="gr2" draw:text-style-name="P59" svg:width="2.837cm" svg:height="2.454cm" svg:x="8.408cm" svg:y="0.441cm"><text:p>Données Clients</text:p><draw:enhanced-geometry svg:viewBox="0 0 21600 21600" draw:text-areas="0 ?f0 21600 21600" draw:type="up-arrow-callout" draw:modifiers="15367.7867902665 9567.32984293194 4453.44827586207 10430.8266003729"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Pour le fichier « Données Clients.odt » =&gt; <text:span text:style-name="T26">1</text:span><text:span text:style-name="T28">1</text:span><text:span text:style-name="T27">01</text:span> – Données Clients.odt </text:p>
      <text:p text:style-name="P38"/>
      <text:p text:style-name="P28"/>
      <text:p text:style-name="P28"/>
      <text:p text:style-name="P26"/>
      <text:p text:style-name="P21"/>
      <text:p text:style-name="P21"/>
      <text:p text:style-name="P21"/>
      <text:p text:style-name="P21"/>
      <text:p text:style-name="P21"/>
      <text:p text:style-name="P39">Sauf pour les documents se trouvant dans les dossier :</text:p>
      <text:p text:style-name="P39"/>
      <text:p text:style-name="P33">1—x—xx : "Gestion de projet"</text:p>
      <text:p text:style-name="P35"><text:span text:style-name="T11">↪ ——————— 1</text:span>—<text:span text:style-name="T17">1</text:span>—xx : <text:span text:style-name="T17">Données Clients<text:tab/><text:tab/>|| Ils porteront la nomenclature suivante :</text:span></text:p>
      <text:p text:style-name="P35"><text:span text:style-name="T11"><text:tab/>↪ ——————— 1</text:span>—<text:span text:style-name="T17">1</text:span>—<text:span text:style-name="T21">1</text:span>x : <text:span text:style-name="T21">Factures<text:tab/><text:tab/>||<text:tab/>111-N°_client-N°_Facture </text:span></text:p>
      <text:p text:style-name="P35"><text:tab/><text:span text:style-name="T11">↪ ——————— 1</text:span>—<text:span text:style-name="T17">1</text:span>—<text:span text:style-name="T21">2</text:span>x : <text:span text:style-name="T21">Courriels<text:tab/><text:tab/>||<text:tab/>112-N°_client-N°_courriel</text:span></text:p>
      <text:p text:style-name="P36">9—x—xx : "Documentations"</text:p>
      <text:p text:style-name="P34"><text:span text:style-name="T11">↪ ——————— </text:span>9—<text:span text:style-name="T16">1</text:span>—xx : "Documentation du projet"</text:p>
      <text:p text:style-name="P32"><text:span text:style-name="T11"><text:tab/>↪ ——————— </text:span>9—<text:span text:style-name="T16">1</text:span>—<text:span text:style-name="T16">1</text:span>x : <text:span text:style-name="T16">Datasheet</text:span> <text:tab/><text:span text:style-name="T29">|| Elles porteront la nomenclature suivante :</text:span></text:p>
      <text:p text:style-name="P32"><text:tab/><text:tab/><text:tab/><text:tab/><text:tab/><text:tab/><text:tab/><text:span text:style-name="T29">||<text:tab/>911-xxx-Nom_du_composant</text:span></text:p>
      <text:p text:style-name="P32"/>
      <text:h text:style-name="Heading_20_2" text:outline-level="2"><text:bookmark-start text:name="__RefHeading___Toc1084_1577232705"/>Nomenclature des fichiers<text:bookmark-end text:name="__RefHeading___Toc1084_1577232705"/></text:h>
      <text:p text:style-name="P52">Tous les fichiers LibreOffice — Writer devront comporter une entête comme celle-ci :</text:p>
      <text:p text:style-name="P52">Nom de l’auteur, nom du fichier, nom et chemin du document date d’édition.</text:p>
      <text:p text:style-name="P52">Ainsi qu’un cartouche comme celui-ci :</text:p>
      <text:p text:style-name="Text_20_body"/>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table:number-columns-spanned="2" office:value-type="string">
              <text:p text:style-name="P6">Auteur(s) : </text:p>
            </table:table-cell>
            <table:covered-table-cell/>
            <table:table-cell table:style-name="Tableau1.C1" table:number-columns-spanned="2" office:value-type="string">
              <text:p text:style-name="P9">Kropote<text:span text:style-name="T30">χ</text:span></text:p>
            </table:table-cell>
            <table:covered-table-cell/>
          </table:table-row>
        </table:table-header-rows>
        <table:table-row>
          <table:table-cell table:style-name="Tableau1.A2" table:number-columns-spanned="2" office:value-type="string">
            <text:p text:style-name="P6">Émetteur : </text:p>
          </table:table-cell>
          <table:covered-table-cell/>
          <table:table-cell table:style-name="Tableau1.C2" table:number-columns-spanned="2" office:value-type="string">
            <text:p text:style-name="P8">Anarkhièspère</text:p>
          </table:table-cell>
          <table:covered-table-cell/>
        </table:table-row>
        <table:table-row>
          <table:table-cell table:style-name="Tableau1.A2" table:number-columns-spanned="2" office:value-type="string">
            <text:p text:style-name="P6">Classement : </text:p>
          </table:table-cell>
          <table:covered-table-cell/>
          <table:table-cell table:style-name="Tableau1.C2" table:number-columns-spanned="2" office:value-type="string">
            <text:p text:style-name="P7"><text:file-name text:display="path">/mnt/usb-Kingston_DT_Ultimate_G3_0018F30C9F63BF107127F31E-0:0-part2/Électronique/Expo/script/</text:file-name></text:p>
          </table:table-cell>
          <table:covered-table-cell/>
        </table:table-row>
        <table:table-row>
          <table:table-cell table:style-name="Tableau1.A2" table:number-columns-spanned="2" office:value-type="string">
            <text:p text:style-name="P6">Nom du fichier : </text:p>
          </table:table-cell>
          <table:covered-table-cell/>
          <table:table-cell table:style-name="Tableau1.C2" table:number-columns-spanned="2" office:value-type="string">
            <text:p text:style-name="P7"><text:file-name text:display="name">Méthodologie — Organisation des projets électroniques</text:file-name></text:p>
          </table:table-cell>
          <table:covered-table-cell/>
        </table:table-row>
        <table:table-row>
          <table:table-cell table:style-name="Tableau1.A2" office:value-type="string">
            <text:p text:style-name="P12">Version : </text:p>
          </table:table-cell>
          <table:table-cell table:style-name="Tableau1.A2" office:value-type="string">
            <text:p text:style-name="P13">C</text:p>
          </table:table-cell>
          <table:table-cell table:style-name="Tableau1.C5" office:value-type="string">
            <text:p text:style-name="P4"><text:span text:style-name="T4">Nombre de pages</text:span><text:span text:style-name="T5"> :</text:span></text:p>
          </table:table-cell>
          <table:table-cell table:style-name="Tableau1.D5" office:value-type="string">
            <text:p text:style-name="P16"><text:page-count>6</text:page-count></text:p>
          </table:table-cell>
        </table:table-row>
        <table:table-row>
          <table:table-cell table:style-name="Tableau1.A2" office:value-type="string">
            <text:p text:style-name="P12">Date d'édition : </text:p>
          </table:table-cell>
          <table:table-cell table:style-name="Tableau1.A2" office:value-type="string">
            <text:p text:style-name="P15"><text:date style:data-style-name="N36" text:date-value="2019-03-05T13:06:20.527179781">05/03/2019</text:date></text:p>
          </table:table-cell>
          <table:table-cell table:style-name="Tableau1.C5" office:value-type="string">
            <text:p text:style-name="P4"><text:span text:style-name="T4">Nombre </text:span><text:span text:style-name="T5">d’</text:span><text:span text:style-name="T4">annexes</text:span><text:span text:style-name="T5"> :</text:span></text:p>
          </table:table-cell>
          <table:table-cell table:style-name="Tableau1.D6" office:value-type="float" office:value="0">
            <text:p text:style-name="P17">0</text:p>
          </table:table-cell>
        </table:table-row>
        <table:table-row>
          <table:table-cell table:style-name="Tableau1.C2" table:number-columns-spanned="4" office:value-type="string">
            <text:p text:style-name="P6">Résumé d'auteur(s)<text:span text:style-name="T33"> :</text:span> <text:span text:style-name="T8">Ce document constitue l</text:span><text:span text:style-name="T7">a référence méthodologique et normative de la gestion des projets Kropote</text:span><text:span text:style-name="T31">χ</text:span><text:span text:style-name="T7">-Lab</text:span></text:p>
          </table:table-cell>
          <table:covered-table-cell/>
          <table:covered-table-cell/>
          <table:covered-table-cell/>
        </table:table-row>
      </table:table>
      <text:p text:style-name="Text_20_body">Et le décompte des pages en fin de chaque page du docu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Nimbus Mono" svg:font-family="'Nimbus Mono'" style:font-pitch="fixed"/>
    <style:font-face style:name="Liberation Mono" svg:font-family="'Liberation Mono'" style:font-family-generic="modern" style:font-pitch="fixed"/>
    <style:font-face style:name="Linux Libertine" svg:font-family="'Linux Libertine'" style:font-pitch="variable"/>
    <style:font-face style:name="Linux Libertine1" svg:font-family="'Linux Libertine'" style:font-adornments="Normal" style:font-pitch="variable"/>
    <style:font-face style:name="Linux Libertine O" svg:font-family="'Linux Libertine O'" style:font-pitch="variable"/>
    <style:font-face style:name="111" svg:font-family="111"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nux Libertine1" fo:font-family="'Linux Libertine'" style:font-style-name="Normal"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a01818"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b8c37"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none" draw:fill-color="#729fcf"/>
      <style:paragraph-properties fo:text-align="start" style:justify-single-word="false" fo:background-color="transparent"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Index_20_Link" style:num-suffix=" —" style:num-format="I">
        <style:list-level-properties text:list-level-position-and-space-mode="label-alignment">
          <style:list-level-label-alignment text:label-followed-by="listtab"/>
        </style:list-level-properties>
      </text:outline-level-style>
      <text:outline-level-style text:level="2" style:num-suffix=" —" style:num-format="A"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text:display-levels="4">
        <style:list-level-properties text:list-level-position-and-space-mode="label-alignment">
          <style:list-level-label-alignment text:label-followed-by="listtab"/>
        </style:list-level-properties>
      </text:outline-level-style>
      <text:outline-level-style text:level="5" style:num-suffix=" —" style:num-format="i"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paragraph-rsid="0033cc03"/>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officeooo:rsid="0033cc03"/>
    </style:style>
    <style:style style:name="MT2" style:family="text">
      <style:text-properties style:font-name="111" fo:font-size="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729fcf" style:dynamic-spacing="false" draw:fill="solid" draw:fill-color="#729fcf" draw:opacity="100%"/>
      </style:header-style>
      <style:footer-style/>
    </style:page-layout>
    <style:page-layout style:name="Mpm2">
      <style:page-layout-properties fo:page-width="21.001cm" fo:page-height="29.7cm" style:num-format="1" style:paper-tray-name="[From printer settings]" style:print-orientation="portrait" fo:margin-top="0.494cm" fo:margin-bottom="0.332cm" fo:margin-left="2cm" fo:margin-right="2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header-footer-properties svg:height="0.917cm" fo:margin-left="0cm" fo:margin-right="0cm" fo:margin-bottom="0cm" fo:border="none" fo:padding="0cm" style:shadow="none" fo:background-color="transparent" style:dynamic-spacing="false" draw:fill="none" draw:fill-color="#729fcf"/>
      </style:header-style>
      <style:footer-style>
        <style:header-footer-properties svg:height="1.61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text:file-name text:display="name-and-extension">Méthodologie — Organisation des projets électroniques.odt</text:file-name><text:s/><text:span text:style-name="MT1">le <text:s/></text:span><text:span text:style-name="MT1"><text:date style:data-style-name="N38" text:date-value="2019-02-28T16:33:48.528575878" text:fixed="true">jeudi 28 février 2019</text:date></text:span><text:span text:style-name="MT1"><text:s/></text:span><text:template-name text:display="full"/><text:template-name text:display="name-and-extension"/><text:template-name text:display="name"/><text:span text:style-name="MT1">à </text:span><text:span text:style-name="MT1"><text:date style:data-style-name="N37" text:date-value="2019-02-28T16:34:18.630111208" text:fixed="true">28/02/19</text:date></text:span><text:span text:style-name="MT1"><text:s/>par </text:span><text:sender-firstname text:fixed="false"/></text:p>
      </style:header>
    </style:master-page>
    <style:master-page style:name="PageNumbering-Start_28_1.0_29_-Index_3a_0" style:hidden="true" style:display-name="PageNumbering-Start(1.0)-Index:0" style:page-layout-name="Mpm2">
      <style:header>
        <text:p text:style-name="MP2"><text:file-name text:display="name">Méthodologie — Organisation des projets électroniques</text:file-name></text:p>
        <text:p text:style-name="Horizontal_20_Line"/>
      </style:header>
      <style:footer>
        <text:p text:style-name="Horizontal_20_Line"/>
        <text:p text:style-name="MP3"><text:span text:style-name="MT2">-</text:span><text:page-number style:num-format="1" text:select-page="current">6</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1:15:07.377762127</meta:creation-date>
    <dc:date>2019-03-05T13:06:20.470749406</dc:date>
    <meta:editing-duration>P1DT10H24M59S</meta:editing-duration>
    <meta:editing-cycles>11</meta:editing-cycles>
    <meta:generator>LibreOffice/6.2.0.3$Linux_X86_64 LibreOffice_project/20$Build-3</meta:generator>
    <meta:document-statistic meta:table-count="2" meta:image-count="0" meta:object-count="0" meta:page-count="6" meta:paragraph-count="126" meta:word-count="1250" meta:character-count="7429" meta:non-whitespace-character-count="6357"/>
    <meta:user-defined meta:name="Langue">Français</meta:user-defined>
    <meta:user-defined meta:name="NumberingStyleIndex" meta:value-type="float">0</meta:user-defined>
    <meta:user-defined meta:name="Objet">Méthodologie</meta:user-defined>
    <meta:user-defined meta:name="Propriétaire">Kropotek</meta:user-defined>
    <meta:user-defined meta:name="Éditeur" meta:value-type="string">Kropotek</meta:user-defined>
  </office:meta>
</office:document-meta>
</file>